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3:03</text:p>
      <text:p text:style-name="Standard">Test begyndes</text:p>
      <text:p text:style-name="Standard">Testperson går ind i profiler for at oprette en profil. Tilføj skal måske omnavngives til ”opret”?</text:p>
      <text:p text:style-name="Standard"/>
      <text:p text:style-name="Standard">13:06</text:p>
      <text:p text:style-name="Standard">Vælg fil er DUM! Den bør have en bedre beskrivelse.</text:p>
      <text:p text:style-name="Standard">Adgang til apps er ikke umiddelbart intuitivt.</text:p>
      <text:p text:style-name="Standard"/>
      <text:p text:style-name="Standard">13:07</text:p>
      <text:p text:style-name="Standard">QR kode forvirrer.</text:p>
      <text:p text:style-name="Standard"/>
      <text:p text:style-name="Standard">13:08</text:p>
      <text:p text:style-name="Standard">”/imagesnull” fejl ved oprettelse af barneprofil.</text:p>
      <text:p text:style-name="Standard"/>
      <text:p text:style-name="Standard">13:09</text:p>
      <text:p text:style-name="Standard">QR forvirrer igen.</text:p>
      <text:p text:style-name="Standard"/>
      <text:p text:style-name="Standard">13:10</text:p>
      <text:p text:style-name="Standard">Han går ind i ”Profiler” for at lave tilknytningen i stedet for ”Tilføj”.</text:p>
      <text:p text:style-name="Standard"/>
      <text:p text:style-name="Standard">13:11</text:p>
      <text:p text:style-name="Standard">Testpersonen er i tvivl om hvor han skal gå hen for at tilføje børn til en pædagog.</text:p>
      <text:p text:style-name="Standard"/>
      <text:p text:style-name="Standard">13:12</text:p>
      <text:p text:style-name="Standard">Person realiserer at brugernavn skal være unikke.</text:p>
      <text:p text:style-name="Standard">Ligeledes bliver han forvirret over muligheden for at skifte kodeord, eftersom det ikke var det han ville.</text:p>
      <text:p text:style-name="Standard"/>
      <text:p text:style-name="Standard">13:14</text:p>
      <text:p text:style-name="Standard">For at logge ind som et barn skal han skifte til sin egen profil og bruge sit eget login, hvilket virker forvirrende. Måske er det bare opgaveteksten.</text:p>
      <text:p text:style-name="Standard"/>
      <text:p text:style-name="Standard">13:15</text:p>
      <text:p text:style-name="Standard">Opgave 2 begyndes.</text:p>
      <text:p text:style-name="Standard"/>
      <text:p text:style-name="Standard">13:16</text:p>
      <text:p text:style-name="Standard">Billede tilføjes. Testleder hjælper med at komme tilbage til hovedskærmen igen.</text:p>
      <text:p text:style-name="Standard"/>
      <text:p text:style-name="Standard">13:18</text:p>
      <text:p text:style-name="Standard">Forvirring i menuen.</text:p>
      <text:p text:style-name="Standard">Testperson skal vælge rediger for at tilføje billeder til en profil, hvilet han synes lyder forkert.</text:p>
      <text:p text:style-name="Standard">Scrollbar er igen forvirrende. Måske skal det være fuldskærm?</text:p>
      <text:p text:style-name="Standard"/>
      <text:p text:style-name="Standard">13:19</text:p>
      <text:p text:style-name="Standard">Skift til Admin app.</text:p>
      <text:p text:style-name="Standard">Let forvirring om hvor ”Return” sidder på Android keyboardet.</text:p>
      <text:p text:style-name="Standard"/>
      <text:p text:style-name="Standard">13:22</text:p>
      <text:p text:style-name="Standard">Testperson føler at der mangler mulighed for at redigere i en profil fra profil-listen.</text:p>
      <text:p text:style-name="Standard">Testleder bliver nødt til at blande sig for at finde det rigtige sted.</text:p>
      <text:p text:style-name="Standard"/>
      <text:p text:style-name="Standard">13:24</text:p>
      <text:p text:style-name="Standard"><text:soft-page-break/>Testperson vælger ”Min afdelings børn” frem for ”Mine børn” når han skal tilføje et barn til sin profil.</text:p>
      <text:p text:style-name="Standard"/>
      <text:p text:style-name="Standard">13:25</text:p>
      <text:p text:style-name="Standard">Testperson finder ”Mine Børn” og fuldfører opgaven.</text:p>
      <text:p text:style-name="Standard"/>
      <text:p text:style-name="Standard">13:26</text:p>
      <text:p text:style-name="Standard">Testperson støder igen på problemer med ”read only” profilerne, specifikt hvor han skal tilføje applikationer til en børneprofil.</text:p>
      <text:p text:style-name="Standard"/>
      <text:p text:style-name="Standard">13:28</text:p>
      <text:p text:style-name="Standard">Testperson udtaler at han generelt har svært ved at finde ud af hvor tingene skal findes i app'en.</text:p>
      <text:p text:style-name="Standard">Testleder er nødt til at sige at long click skal bruges for at kunne slette en profil.</text:p>
      <text:p text:style-name="Standard"/>
      <text:p text:style-name="Standard">13:30</text:p>
      <text:p text:style-name="Standard">Test afbry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smus Dalhoff-Jensen</meta:initial-creator>
    <meta:creation-date>2012-05-22T12:57:01.92</meta:creation-date>
    <meta:generator>OpenOffice.org/3.3$Win32 OpenOffice.org_project/330m20$Build-9567</meta:generator>
    <meta:document-statistic meta:table-count="0" meta:image-count="0" meta:object-count="0" meta:page-count="2" meta:paragraph-count="46" meta:word-count="318" meta:character-count="1847"/>
    <dc:date>2012-05-22T13:30:53.19</dc:date>
    <dc:creator>Rasmus Dalhoff-Jensen</dc:creator>
    <meta:editing-duration>PT33M51S</meta:editing-duration>
    <meta:editing-cycles>1</meta:editing-cycles>
  </office:meta>
</office:document-meta>
</file>